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90000002705AB05B2.png" manifest:media-type="image/png"/>
  <manifest:file-entry manifest:full-path="Pictures/100002010000027C0000002711CCA912.png" manifest:media-type="image/png"/>
  <manifest:file-entry manifest:full-path="Pictures/10000201000002660000002547403056.png" manifest:media-type="image/png"/>
  <manifest:file-entry manifest:full-path="Pictures/100002010000024200000029543C5CB7.png" manifest:media-type="image/png"/>
  <manifest:file-entry manifest:full-path="Pictures/10000201000002540000002503E849B3.png" manifest:media-type="image/png"/>
  <manifest:file-entry manifest:full-path="Pictures/100002010000026B0000002860B9F6B8.png" manifest:media-type="image/png"/>
  <manifest:file-entry manifest:full-path="Pictures/10000201000002510000002665F4CFC6.png" manifest:media-type="image/png"/>
  <manifest:file-entry manifest:full-path="Pictures/100002010000028200000028B2229A26.png" manifest:media-type="image/png"/>
  <manifest:file-entry manifest:full-path="Pictures/10000201000002540000003BCFA17FCF.png" manifest:media-type="image/png"/>
  <manifest:file-entry manifest:full-path="Pictures/100002010000024F000000268621C21F.png" manifest:media-type="image/png"/>
  <manifest:file-entry manifest:full-path="Pictures/100002010000025300000027BC3022F7.png" manifest:media-type="image/png"/>
  <manifest:file-entry manifest:full-path="Pictures/100002010000026200000025440A4310.png" manifest:media-type="image/png"/>
  <manifest:file-entry manifest:full-path="Pictures/100002010000021E00000025A568DE4E.png" manifest:media-type="image/png"/>
  <manifest:file-entry manifest:full-path="Pictures/100002010000024D00000035A922243D.png" manifest:media-type="image/png"/>
  <manifest:file-entry manifest:full-path="Pictures/100002010000027C0000002C06192843.png" manifest:media-type="image/png"/>
  <manifest:file-entry manifest:full-path="Pictures/1000020100000260000000237C45DC00.png" manifest:media-type="image/png"/>
  <manifest:file-entry manifest:full-path="Pictures/100002010000025F000000268510B1E9.png" manifest:media-type="image/png"/>
  <manifest:file-entry manifest:full-path="Pictures/100002010000026700000025F4386854.png" manifest:media-type="image/png"/>
  <manifest:file-entry manifest:full-path="Pictures/100002010000024C00000021976731DA.png" manifest:media-type="image/png"/>
  <manifest:file-entry manifest:full-path="Pictures/100002010000025300000029BC9A3ACD.png" manifest:media-type="image/png"/>
  <manifest:file-entry manifest:full-path="Pictures/100002010000025600000039FB2F31B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3" style:family="paragraph" style:parent-style-name="Standard">
      <style:paragraph-properties fo:margin-top="0cm" fo:margin-bottom="0cm" style:contextual-spacing="false"/>
      <style:text-properties fo:font-weight="bold" style:font-weight-asian="bold"/>
    </style:style>
    <style:style style:name="P4" style:family="paragraph" style:parent-style-name="Heading_20_2">
      <style:paragraph-properties fo:margin-top="0cm" fo:margin-bottom="0cm" style:contextual-spacing="false"/>
    </style:style>
    <style:style style:name="P5" style:family="paragraph" style:parent-style-name="Standard">
      <style:paragraph-properties fo:margin-left="0cm" fo:margin-right="0cm" fo:margin-top="0cm" fo:margin-bottom="0cm" style:contextual-spacing="false" fo:text-indent="1.27cm" style:auto-text-indent="false"/>
    </style:style>
    <style:style style:name="P6" style:family="paragraph" style:paren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8" style:family="paragraph" style:parent-style-name="Standard">
      <style:paragraph-properties fo:margin-left="1.27cm" fo:margin-right="0cm" fo:margin-top="0cm" fo:margin-bottom="0cm" style:contextual-spacing="false" fo:text-indent="1.27cm" style:auto-text-indent="false"/>
    </style:style>
    <style:style style:name="P9" style:family="paragraph" style:parent-style-name="Standard">
      <style:paragraph-properties fo:margin-left="1.27cm" fo:margin-right="0cm" fo:margin-top="0cm" fo:margin-bottom="0cm" style:contextual-spacing="false" fo:text-align="center" style:justify-single-word="false" fo:text-indent="1.27cm" style:auto-text-indent="false"/>
    </style:style>
    <style:style style:name="P10" style:family="paragraph" style:parent-style-name="Standard" style:master-page-name="Standard">
      <style:paragraph-properties fo:margin-top="0cm" fo:margin-bottom="0cm" style:contextual-spacing="false" style:page-number="1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/>
      <style:text-properties fo:font-size="16pt" fo:font-weight="bold" style:font-size-asian="16pt" style:font-weight-asian="bold" style:font-size-complex="16pt"/>
    </style:style>
    <style:style style:name="P12" style:family="paragraph" style:parent-style-name="Standard">
      <style:paragraph-properties fo:margin-top="0cm" fo:margin-bottom="0cm" style:contextual-spacing="false"/>
      <style:text-properties fo:font-weight="bold" style:font-weight-asian="bold"/>
    </style:style>
    <style:style style:name="P13" style:family="paragraph" style:parent-style-name="Standard" style:list-style-name="WWNum5">
      <style:paragraph-properties fo:margin-top="0cm" fo:margin-bottom="0cm" style:contextual-spacing="true"/>
      <style:text-properties fo:font-weight="bold" style:font-weight-asian="bold"/>
    </style:style>
    <style:style style:name="P14" style:family="paragraph" style:parent-style-name="Standard" style:list-style-name="WWNum1">
      <style:paragraph-properties fo:margin-top="0cm" fo:margin-bottom="0cm" style:contextual-spacing="true"/>
      <style:text-properties fo:font-weight="bold" style:font-weight-asian="bold"/>
    </style:style>
    <style:style style:name="P15" style:family="paragraph" style:parent-style-name="Standard" style:list-style-name="WWNum4">
      <style:paragraph-properties fo:margin-top="0cm" fo:margin-bottom="0cm" style:contextual-spacing="true"/>
      <style:text-properties fo:font-weight="bold" style:font-weight-asian="bold"/>
    </style:style>
    <style:style style:name="P16" style:family="paragraph" style:parent-style-name="Standard">
      <style:paragraph-properties fo:margin-left="2.54cm" fo:margin-right="0cm" fo:margin-top="0cm" fo:margin-bottom="0cm" style:contextual-spacing="true" fo:text-indent="-0.635cm" style:auto-text-indent="false"/>
    </style:style>
    <style:style style:name="P17" style:family="paragraph" style:parent-style-name="Standard" style:list-style-name="WWNum5">
      <style:paragraph-properties fo:margin-left="2.54cm" fo:margin-right="0cm" fo:margin-top="0cm" fo:margin-bottom="0cm" style:contextual-spacing="true" fo:text-indent="-0.635cm" style:auto-text-indent="false"/>
    </style:style>
    <style:style style:name="P18" style:family="paragraph" style:parent-style-name="Standard" style:list-style-name="WWNum2">
      <style:paragraph-properties fo:margin-left="2.54cm" fo:margin-right="0cm" fo:margin-top="0cm" fo:margin-bottom="0cm" style:contextual-spacing="true" fo:text-indent="-0.635cm" style:auto-text-indent="false"/>
    </style:style>
    <style:style style:name="P19" style:family="paragraph" style:parent-style-name="Standard" style:list-style-name="WWNum3">
      <style:paragraph-properties fo:margin-left="2.54cm" fo:margin-right="0cm" fo:margin-top="0cm" fo:margin-bottom="0cm" style:contextual-spacing="true" fo:text-indent="-0.635cm" style:auto-text-indent="false"/>
    </style:style>
    <style:style style:name="P20" style:family="paragraph" style:parent-style-name="Standard" style:list-style-name="WWNum1">
      <style:paragraph-properties fo:margin-left="2.54cm" fo:margin-right="0cm" fo:margin-top="0cm" fo:margin-bottom="0cm" style:contextual-spacing="true" fo:text-indent="-0.635cm" style:auto-text-indent="false"/>
    </style:style>
    <style:style style:name="P21" style:family="paragraph" style:parent-style-name="Standard" style:list-style-name="WWNum4">
      <style:paragraph-properties fo:margin-left="2.54cm" fo:margin-right="0cm" fo:margin-top="0cm" fo:margin-bottom="0cm" style:contextual-spacing="true" fo:text-indent="-0.635cm" style:auto-text-indent="false"/>
      <style:text-properties fo:font-weight="bold" style:font-weight-asian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P2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position="super 58%"/>
    </style:style>
    <style:style style:name="P2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tyle="italic" style:font-style-asian="italic"/>
    </style:style>
    <style:style style:name="P25" style:family="paragraph" style:parent-style-name="Standard">
      <style:paragraph-properties fo:margin-left="0cm" fo:margin-right="0cm" fo:margin-top="0cm" fo:margin-bottom="0cm" style:contextual-spacing="true" fo:text-indent="0cm" style:auto-text-indent="false"/>
    </style:style>
    <style:style style:name="P26" style:family="paragraph" style:parent-style-name="Standard" style:list-style-name="WWNum1">
      <style:paragraph-properties fo:margin-left="1.27cm" fo:margin-right="0cm" fo:margin-top="0cm" fo:margin-bottom="0cm" style:contextual-spacing="true" fo:text-indent="-0.635cm" style:auto-text-indent="false"/>
      <style:text-properties fo:font-weight="bold" style:font-weight-asian="bold"/>
    </style:style>
    <style:style style:name="P27" style:family="paragraph" style:parent-style-name="Heading_20_2">
      <style:paragraph-properties fo:margin-top="0cm" fo:margin-bottom="0cm" style:contextual-spacing="false"/>
      <style:text-properties fo:font-weight="bold" style:font-weight-asian="bold"/>
    </style:style>
    <style:style style:name="T1" style:family="text">
      <style:text-properties fo:font-style="italic" style:font-style-asian="italic"/>
    </style:style>
    <style:style style:name="T2" style:family="text">
      <style:text-properties officeooo:rsid="0011b0ce"/>
    </style:style>
    <style:style style:name="T3" style:family="text">
      <style:text-properties officeooo:rsid="001395b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tab/> <text:tab/> <text:tab/></text:p>
      <text:p text:style-name="P11">DOCUMENTAÇÃO</text:p>
      <text:p text:style-name="P3">Desenvolvedores: Lucas Silva e Nicacio Arruda</text:p>
      <text:p text:style-name="P3">Sistema Operacional: Linux/Debian</text:p>
      <text:p text:style-name="P3">Ambiente de desenvolvimento: gcc(4.9.2)</text:p>
      <text:p text:style-name="P3"/>
      <text:p text:style-name="P4"><text:bookmark text:name="_80mo8q5lnt09"/>Descrição do programa</text:p>
      <text:p text:style-name="P5">O objetivo do programa é criar uma biblioteca em C que contenha uma função para calcular o seno e o arco seno de um dado ângulo .</text:p>
      <text:p text:style-name="P1"/>
      <text:p text:style-name="P4"><text:bookmark text:name="_qjq365z6phmr"/>Entradas do programa</text:p>
      <text:p text:style-name="P5">As entradas do programa é feita passando parâmetros durante a chamada de execução do mesmo. Devem ser passados dois parâmetros, o que será calculado (seno ou arco seno) e o valor do ângulo em radianos. Os valores válidos para a escolha do que será calculo é <text:span text:style-name="T1">a </text:span>para arco seno e <text:span text:style-name="T1">s</text:span> para seno e para o valor do ângulo deve ser passado um número real.</text:p>
      <text:p text:style-name="P1"/>
      <text:p text:style-name="P4"><text:bookmark text:name="_jf5h2t7hdsu5"/>Saídas do programa</text:p>
      <text:p text:style-name="P5">A saída do programa é o resultado do cálculo escolhido pelo usuário no seguinte formato</text:p>
      <text:p text:style-name="P2">seno (<text:span text:style-name="T1">angulo</text:span>) = <text:span text:style-name="T1">resultado</text:span>,</text:p>
      <text:p text:style-name="P6">para o seno, e</text:p>
      <text:p text:style-name="P2">arc_seno (<text:span text:style-name="T1">seno)</text:span> = <text:span text:style-name="T1">resultado</text:span>,</text:p>
      <text:p text:style-name="P6">para arcoseno.</text:p>
      <text:p text:style-name="P1"/>
      <text:p text:style-name="P4"><text:bookmark text:name="_vzm2zrwrzbe8"/>Observações</text:p>
      <text:p text:style-name="P5">Foi pedido três formas de implementação: usando uma versão estática e dinâmica da biblioteca criada e usando carga sob demanda. Cada solução se encontra nas pastas a, b e c respectivamente. As respostas para os questionamentos sobre o trabalho se encontram ao final deste documento.</text:p>
      <text:p text:style-name="P5">As precisões na saída do programa é de duas casas decimais para o ângulo e de quatro casas para o resultado.</text:p>
      <text:p text:style-name="P4"><text:bookmark text:name="_kxfi6x6kawy5"/><text:soft-page-break/>Limitações</text:p>
      <text:p text:style-name="P6"><text:tab/>Caso seja digitado um caracter onde deve ser digitado o ângulo, o resultado é calculado para o ângulo 0 (zero).</text:p>
      <text:p text:style-name="P6"><text:tab/><text:span text:style-name="T3">O calculo do arco seno só funciona para um intervalo de -1 à 1.</text:span></text:p>
      <text:p text:style-name="P6"/>
      <text:p text:style-name="P27"><text:bookmark text:name="_o9csjgd62ry1"/>Instruções</text:p>
      <text:p text:style-name="P5">Após compilar os arquivos com o comando make, para iniciar a aplicação digite:</text:p>
      <text:p text:style-name="P2">./main -<text:span text:style-name="T1">opcao angulo</text:span></text:p>
      <text:p text:style-name="P3">Casos de teste</text:p>
      <text:list xml:id="list322884092489561961" text:style-name="WWNum5">
        <text:list-item>
          <text:p text:style-name="P13">Biblioteca estática</text:p>
          <text:list>
            <text:list-item>
              <text:p text:style-name="P17">Cálculo do seno de 0 (zero)</text:p>
            </text:list-item>
          </text:list>
        </text:list-item>
      </text:list>
      <text:p text:style-name="P8"><draw:frame draw:style-name="fr1" draw:name="image18.png" text:anchor-type="as-char" svg:width="15.584cm" svg:height="0.938cm" draw:z-index="0"><draw:image xlink:href="Pictures/100002010000024F000000268621C21F.png" xlink:type="simple" xlink:show="embed" xlink:actuate="onLoad"/></draw:frame></text:p>
      <text:p text:style-name="P23">Caso de teste 1.a: cálculo do seno de 0</text:p>
      <text:list xml:id="list1063465361859435096" text:style-name="WWNum2">
        <text:list-item>
          <text:p text:style-name="P18">Cálculo do seno de 1.57</text:p>
        </text:list-item>
      </text:list>
      <text:p text:style-name="P8"><draw:frame draw:style-name="fr1" draw:name="image21.png" text:anchor-type="as-char" svg:width="15.921cm" svg:height="0.942cm" draw:z-index="1"><draw:image xlink:href="Pictures/10000201000002660000002547403056.png" xlink:type="simple" xlink:show="embed" xlink:actuate="onLoad"/></draw:frame></text:p>
      <text:p text:style-name="P23">Caso de teste 1.b: cálculo do seno de 1.57</text:p>
      <text:list xml:id="list8913394170320527052" text:style-name="WWNum3">
        <text:list-item>
          <text:p text:style-name="P19">Cálculo do arco seno de 0 (zero)</text:p>
        </text:list-item>
      </text:list>
      <text:p text:style-name="P6"><draw:frame draw:style-name="fr2" draw:name="Image1" text:anchor-type="paragraph" svg:x="2.505cm" svg:y="-0.226cm" svg:width="15.558cm" svg:height="0.873cm" draw:z-index="15"><draw:image xlink:href="Pictures/100002010000024C00000021976731DA.png" xlink:type="simple" xlink:show="embed" xlink:actuate="onLoad"/></draw:frame><text:tab/><text:tab/></text:p>
      <text:list xml:id="list153645255560370" text:continue-numbering="true" text:style-name="WWNum3">
        <text:list-item>
          <text:p text:style-name="P19">Cálculo do arco seno de 0.999</text:p>
        </text:list-item>
      </text:list>
      <text:p text:style-name="P16"><draw:frame draw:style-name="fr2" draw:name="Image2" text:anchor-type="paragraph" svg:x="2.484cm" svg:y="0cm" svg:width="14.016cm" svg:height="0.968cm" draw:z-index="16"><draw:image xlink:href="Pictures/100002010000027C0000002C06192843.png" xlink:type="simple" xlink:show="embed" xlink:actuate="onLoad"/></draw:frame></text:p>
      <text:list xml:id="list153644583916359" text:continue-numbering="true" text:style-name="WWNum3">
        <text:list-item>
          <text:p text:style-name="P19">Opção de cálculo inválida</text:p>
        </text:list-item>
      </text:list>
      <text:p text:style-name="P5"><draw:frame draw:style-name="fr1" draw:name="image25.png" text:anchor-type="as-char" svg:width="15.505cm" svg:height="1.341cm" draw:z-index="2"><draw:image xlink:href="Pictures/100002010000024D00000035A922243D.png" xlink:type="simple" xlink:show="embed" xlink:actuate="onLoad"/></draw:frame></text:p>
      <text:p text:style-name="P23">Caso de teste 1.e: opção de cálculo inválida</text:p>
      <text:list xml:id="list153645405178331" text:continue-numbering="true" text:style-name="WWNum3">
        <text:list-item>
          <text:p text:style-name="P19">Ângulo não informado</text:p>
        </text:list-item>
      </text:list>
      <text:p text:style-name="P5"><draw:frame draw:style-name="fr1" draw:name="image22.png" text:anchor-type="as-char" svg:width="15.002cm" svg:height="0.942cm" draw:z-index="3"><draw:image xlink:href="Pictures/100002010000021E00000025A568DE4E.png" xlink:type="simple" xlink:show="embed" xlink:actuate="onLoad"/></draw:frame><draw:frame draw:style-name="fr1" draw:name="Image7" text:anchor-type="as-char" svg:width="15.505cm" svg:height="1.341cm" draw:z-index="21"><draw:image xlink:href="Pictures/100002010000024D00000035A922243D.png" xlink:type="simple" xlink:show="embed" xlink:actuate="onLoad"/></draw:frame></text:p>
      <text:p text:style-name="P23">Caso de teste 1.f: ângulo não informado</text:p>
      <text:list xml:id="list153645264670920" text:continue-numbering="true" text:style-name="WWNum3">
        <text:list-item>
          <text:p text:style-name="P19"><text:soft-page-break/>Caracter informado <text:s/>no lugar do ângulo</text:p>
        </text:list-item>
      </text:list>
      <text:p text:style-name="P5"><draw:frame draw:style-name="fr1" draw:name="image23.png" text:anchor-type="as-char" svg:width="15.372cm" svg:height="0.903cm" draw:z-index="4"><draw:image xlink:href="Pictures/100002010000025300000027BC3022F7.png" xlink:type="simple" xlink:show="embed" xlink:actuate="onLoad"/></draw:frame></text:p>
      <text:p text:style-name="P23">Caso de teste 1.g: caracter informado no lugar do ângulo</text:p>
      <text:list xml:id="list2278064892755722553" text:style-name="WWNum1">
        <text:list-item>
          <text:p text:style-name="P26">Biblioteca dinâmica</text:p>
          <text:list>
            <text:list-item>
              <text:p text:style-name="P20">Cálculo do seno de 0 (zero)</text:p>
            </text:list-item>
          </text:list>
        </text:list-item>
      </text:list>
      <text:p text:style-name="P9"><draw:frame draw:style-name="fr1" draw:name="image20.png" text:anchor-type="as-char" svg:width="15.505cm" svg:height="1.039cm" draw:z-index="5"><draw:image xlink:href="Pictures/100002010000025F000000268510B1E9.png" xlink:type="simple" xlink:show="embed" xlink:actuate="onLoad"/></draw:frame></text:p>
      <text:p text:style-name="P23">Caso de teste 2.a: cálculo do seno de 0</text:p>
      <text:list xml:id="list153644109655479" text:continue-numbering="true" text:style-name="WWNum1">
        <text:list-item>
          <text:list>
            <text:list-item>
              <text:p text:style-name="P20">Cálculo do seno de 1.57</text:p>
            </text:list-item>
          </text:list>
        </text:list-item>
      </text:list>
      <text:p text:style-name="P9"><draw:frame draw:style-name="fr1" draw:name="image16.png" text:anchor-type="as-char" svg:width="15.921cm" svg:height="0.811cm" draw:z-index="6"><draw:image xlink:href="Pictures/100002010000026700000025F4386854.png" xlink:type="simple" xlink:show="embed" xlink:actuate="onLoad"/></draw:frame></text:p>
      <text:p text:style-name="P23">Caso de teste 2.b: cálculo do seno de 1.57</text:p>
      <text:list xml:id="list153645595987630" text:continue-numbering="true" text:style-name="WWNum1">
        <text:list-item>
          <text:list>
            <text:list-item>
              <text:p text:style-name="P20">Cálculo do arco seno de 0 </text:p>
              <text:p text:style-name="P20"><draw:frame draw:style-name="fr2" draw:name="Image3" text:anchor-type="paragraph" svg:x="2.521cm" svg:y="-0.189cm" svg:width="14.016cm" svg:height="0.848cm" draw:z-index="17"><draw:image xlink:href="Pictures/100002010000026200000025440A4310.png" xlink:type="simple" xlink:show="embed" xlink:actuate="onLoad"/></draw:frame></text:p>
              <text:p text:style-name="P20"/>
            </text:list-item>
            <text:list-item>
              <text:p text:style-name="P20">Cálculo do arco seno de 0.999<text:span text:style-name="T2">8</text:span></text:p>
            </text:list-item>
          </text:list>
        </text:list-item>
      </text:list>
      <text:p text:style-name="P16"><draw:frame draw:style-name="fr2" draw:name="Image4" text:anchor-type="paragraph" svg:x="2.484cm" svg:y="0cm" svg:width="14.016cm" svg:height="0.873cm" draw:z-index="18"><draw:image xlink:href="Pictures/100002010000028200000028B2229A26.png" xlink:type="simple" xlink:show="embed" xlink:actuate="onLoad"/></draw:frame><text:tab/></text:p>
      <text:p text:style-name="P16"/>
      <text:list xml:id="list153644786050015" text:continue-numbering="true" text:style-name="WWNum1">
        <text:list-item>
          <text:list>
            <text:list-item>
              <text:p text:style-name="P20">Opção de cálculo inválida</text:p>
            </text:list-item>
          </text:list>
        </text:list-item>
      </text:list>
      <text:p text:style-name="P5"><draw:frame draw:style-name="fr1" draw:name="image27.png" text:anchor-type="as-char" svg:width="15.161cm" svg:height="1.164cm" draw:z-index="7"><draw:image xlink:href="Pictures/100002010000025600000039FB2F31B4.png" xlink:type="simple" xlink:show="embed" xlink:actuate="onLoad"/></draw:frame></text:p>
      <text:p text:style-name="P23">Caso de teste 2.e: opção de cálculo inválida</text:p>
      <text:list xml:id="list153644652221469" text:continue-numbering="true" text:style-name="WWNum1">
        <text:list-item>
          <text:list>
            <text:list-item>
              <text:p text:style-name="P20">Ângulo não informado</text:p>
            </text:list-item>
          </text:list>
        </text:list-item>
      </text:list>
      <text:p text:style-name="P8"><draw:frame draw:style-name="fr1" draw:name="image29.png" text:anchor-type="as-char" svg:width="15.161cm" svg:height="0.767cm" draw:z-index="8"><draw:image xlink:href="Pictures/100002010000024200000029543C5CB7.png" xlink:type="simple" xlink:show="embed" xlink:actuate="onLoad"/></draw:frame></text:p>
      <text:p text:style-name="P23">Caso de teste 2.f: ângulo não informado</text:p>
      <text:list xml:id="list153644561435105" text:continue-numbering="true" text:style-name="WWNum1">
        <text:list-item>
          <text:list>
            <text:list-item>
              <text:p text:style-name="P20">Caracter informado no lugar do ângulo</text:p>
            </text:list-item>
          </text:list>
        </text:list-item>
      </text:list>
      <text:p text:style-name="P5"><draw:frame draw:style-name="fr1" draw:name="image26.png" text:anchor-type="as-char" svg:width="15.743cm" svg:height="0.767cm" draw:z-index="9"><draw:image xlink:href="Pictures/10000201000002510000002665F4CFC6.png" xlink:type="simple" xlink:show="embed" xlink:actuate="onLoad"/></draw:frame></text:p>
      <text:p text:style-name="P23">Caso de teste 2.g: caracter informado no lugar do ângulo</text:p>
      <text:list xml:id="list153644260300348" text:continue-numbering="true" text:style-name="WWNum1">
        <text:list-item>
          <text:p text:style-name="P14">Carga sobre demanda</text:p>
          <text:list>
            <text:list-item>
              <text:p text:style-name="P20">Cálculo do seno de 0 (zero)</text:p>
            </text:list-item>
          </text:list>
        </text:list-item>
      </text:list>
      <text:p text:style-name="P9"><draw:frame draw:style-name="fr1" draw:name="image24.png" text:anchor-type="as-char" svg:width="15.478cm" svg:height="0.82cm" draw:z-index="10"><draw:image xlink:href="Pictures/1000020100000260000000237C45DC00.png" xlink:type="simple" xlink:show="embed" xlink:actuate="onLoad"/></draw:frame></text:p>
      <text:p text:style-name="P23">Caso de teste 3.a: cálculo do seno de 0</text:p>
      <text:list xml:id="list153645303600622" text:continue-numbering="true" text:style-name="WWNum1">
        <text:list-item>
          <text:list>
            <text:list-item>
              <text:p text:style-name="P20"><text:soft-page-break/>Cálculo do seno de 1.57</text:p>
            </text:list-item>
          </text:list>
        </text:list-item>
      </text:list>
      <text:p text:style-name="P9"><draw:frame draw:style-name="fr1" draw:name="image19.png" text:anchor-type="as-char" svg:width="15.887cm" svg:height="0.82cm" draw:z-index="11"><draw:image xlink:href="Pictures/100002010000026B0000002860B9F6B8.png" xlink:type="simple" xlink:show="embed" xlink:actuate="onLoad"/></draw:frame></text:p>
      <text:p text:style-name="P23">Caso de teste 3.b: cálculo do seno de 1.57</text:p>
      <text:list xml:id="list153645180408519" text:continue-numbering="true" text:style-name="WWNum1">
        <text:list-item>
          <text:list>
            <text:list-item>
              <text:p text:style-name="P20">Cálculo do arco seno de 0 (zero)</text:p>
            </text:list-item>
          </text:list>
        </text:list-item>
      </text:list>
      <text:p text:style-name="P25"><draw:frame draw:style-name="fr2" draw:name="Image5" text:anchor-type="paragraph" svg:x="2.521cm" svg:y="0.078cm" svg:width="14.016cm" svg:height="0.87cm" draw:z-index="19"><draw:image xlink:href="Pictures/10000201000002540000002503E849B3.png" xlink:type="simple" xlink:show="embed" xlink:actuate="onLoad"/></draw:frame></text:p>
      <text:list xml:id="list153644256063146" text:continue-numbering="true" text:style-name="WWNum1">
        <text:list-item>
          <text:list>
            <text:list-item>
              <text:p text:style-name="P20">Cálculo do arco seno de 0.999</text:p>
            </text:list-item>
          </text:list>
        </text:list-item>
      </text:list>
      <text:p text:style-name="P16"><draw:frame draw:style-name="fr2" draw:name="Image6" text:anchor-type="paragraph" svg:x="2.577cm" svg:y="0cm" svg:width="14.016cm" svg:height="0.859cm" draw:z-index="20"><draw:image xlink:href="Pictures/100002010000027C0000002711CCA912.png" xlink:type="simple" xlink:show="embed" xlink:actuate="onLoad"/></draw:frame> <text:s text:c="6"/></text:p>
      <text:list xml:id="list153643655261994" text:continue-numbering="true" text:style-name="WWNum1">
        <text:list-item>
          <text:list>
            <text:list-item>
              <text:p text:style-name="P20">Opção de cálculo inválida</text:p>
            </text:list-item>
          </text:list>
        </text:list-item>
      </text:list>
      <text:p text:style-name="P8"><draw:frame draw:style-name="fr1" draw:name="image17.png" text:anchor-type="as-char" svg:width="15.399cm" svg:height="1.164cm" draw:z-index="12"><draw:image xlink:href="Pictures/10000201000002540000003BCFA17FCF.png" xlink:type="simple" xlink:show="embed" xlink:actuate="onLoad"/></draw:frame></text:p>
      <text:p text:style-name="P23">Caso de teste 3.e: opção de cálculo inválida</text:p>
      <text:list xml:id="list153645575287680" text:continue-numbering="true" text:style-name="WWNum1">
        <text:list-item>
          <text:list>
            <text:list-item>
              <text:p text:style-name="P20">Ângulo não informado</text:p>
            </text:list-item>
          </text:list>
        </text:list-item>
      </text:list>
      <text:p text:style-name="P8"><draw:frame draw:style-name="fr1" draw:name="image28.png" text:anchor-type="as-char" svg:width="15.161cm" svg:height="0.981cm" draw:z-index="13"><draw:image xlink:href="Pictures/10000201000002490000002705AB05B2.png" xlink:type="simple" xlink:show="embed" xlink:actuate="onLoad"/></draw:frame></text:p>
      <text:p text:style-name="P23">Caso de teste 3.f: ângulo não informado</text:p>
      <text:list xml:id="list153643773153984" text:continue-numbering="true" text:style-name="WWNum1">
        <text:list-item>
          <text:list>
            <text:list-item>
              <text:p text:style-name="P20">Caracter informado no lugar do ângulo</text:p>
            </text:list-item>
          </text:list>
        </text:list-item>
      </text:list>
      <text:p text:style-name="P8"><draw:frame draw:style-name="fr1" draw:name="image30.png" text:anchor-type="as-char" svg:width="15.161cm" svg:height="0.923cm" draw:z-index="14"><draw:image xlink:href="Pictures/100002010000025300000029BC9A3ACD.png" xlink:type="simple" xlink:show="embed" xlink:actuate="onLoad"/></draw:frame></text:p>
      <text:p text:style-name="P23">Caso de teste 3.g: caracter informado no lugar do ângulo</text:p>
      <text:p text:style-name="P4"><text:bookmark text:name="_io43dl5xj0mv"/></text:p>
      <text:p text:style-name="P4"><text:bookmark text:name="_gygodme6pas2"/>Respostas das questões</text:p>
      <text:list xml:id="list5369385641362948919" text:style-name="WWNum4">
        <text:list-item>
          <text:p text:style-name="P15">Em relação ao programa que contempla os itens a) e b), quais foram as alterações de códigos-fonte necessárias para a solução (se houverem)?</text:p>
        </text:list-item>
      </text:list>
      <text:p text:style-name="P6"><text:tab/>Não houve nenhuma alteração nos códigos-fonte. A única alteração necessária foi no makefile. A diferença entre o makefile de cada item é que no item <text:span text:style-name="T1">a</text:span> é necessário gerar o arquivo libseno.a, feito com o comando </text:p>
      <text:p text:style-name="P24">ar cr libseno.a libseno.o</text:p>
      <text:p text:style-name="P6">e no item <text:span text:style-name="T1">b</text:span> é necessário gerar o arquivo libseno.so, feito com o comando</text:p>
      <text:p text:style-name="P24">gcc -fPIC -o libseno.o -c libseno.c</text:p>
      <text:p text:style-name="P7"/>
      <text:list xml:id="list153644697654757" text:continue-numbering="true" text:style-name="WWNum4">
        <text:list-item>
          <text:p text:style-name="P15"><text:soft-page-break/>Dados os conhecimentos adquiridos em função desse trabalho, indique vantagens e problemas decorrentes da utilização de bibliotecas dinâmicas.</text:p>
        </text:list-item>
      </text:list>
      <text:p text:style-name="P6"><text:tab/>As vantagens são um uso menor memória para armazenamento do programa e facilidade para atualizar uma biblioteca (pois não é necessário compilar todos os arquivos novamente, somente a biblioteca atualizada).</text:p>
      <text:p text:style-name="P6"><text:tab/>A principal desvantagem está relacionada à essa facilidade de atualizar as bibliotecas, pois muitos arquivos podem depender de uma determinada biblioteca e se essa for atualizada pode quebrar algum deles. Outra desvantagem é se você não sabe onde o programa será instalado, já que, na compilação dos arquivos, essas bibliotecas são buscadas nas pastas padrões do sistema.</text:p>
      <text:p text:style-name="P6"/>
      <text:list xml:id="list153644203228731" text:continue-numbering="true" text:style-name="WWNum4">
        <text:list-item>
          <text:p text:style-name="P15">Em relação às dependências do binário das aplicações criadas como soluções aos itens anteriores (a, b e c):</text:p>
          <text:list>
            <text:list-item>
              <text:p text:style-name="P21">Quais são as dependências necessárias para a execução da aplicação? (Uma resposta para cada item).</text:p>
            </text:list-item>
          </text:list>
        </text:list-item>
      </text:list>
      <text:p text:style-name="P8"><text:tab/>Para a biblioteca estática são necessárias linux-vdso.so.1, libc.so.6 e ld-linux-x86-64.so.2. Para a biblioteca dinâmica são necessárias as mesmas com acréscimo da libseno.so. E para a carga sobre demanda são necessárias linux-vdso.so.1, libdl.so.2, libc.so.6 e ld-linux-x86-64.so.2.</text:p>
      <text:p text:style-name="P8"/>
      <text:list xml:id="list153645755235859" text:continue-numbering="true" text:style-name="WWNum4">
        <text:list-item>
          <text:list>
            <text:list-item>
              <text:p text:style-name="P21">Em relação ao posicionamento em memória, entre as instanciações da sua aplicação houve alguma alteração de endereçamento das dependências na memória?</text:p>
            </text:list-item>
          </text:list>
        </text:list-item>
      </text:list>
      <text:p text:style-name="P8"><text:tab/>Houve, por exemplo, a linux-vdso.so.1 é armazenada em 0x00007f7bbe0a8000 para a biblioteca estática, em 0x00007fff45eb8000 para a dinâmica e em 0x00007ffea235b000 para a carga sobre deman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50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language="en" fo:country="US" fo:font-style="normal" style:text-underline-style="none" fo:font-weight="normal" style:letter-kerning="true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/>
    </style:default-style>
    <style:default-style style:family="paragraph">
      <style:paragraph-properties fo:margin-left="1.27cm" fo:margin-right="0cm" fo:margin-top="0cm" fo:margin-bottom="0cm" style:contextual-spacing="true" fo:line-height="150%" fo:text-align="justify" style:justify-single-word="false" fo:keep-together="auto" fo:orphans="2" fo:widows="2" fo:hyphenation-ladder-count="no-limit" fo:text-indent="-0.635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2pt" fo:language="en" fo:country="US" fo:font-style="normal" style:text-underline-style="none" fo:font-weight="normal" style:letter-kerning="true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true" fo:line-height="150%" fo:text-align="justify" style:justify-single-word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cm" fo:margin-bottom="0cm" style:contextual-spacing="true" fo:line-height="150%" fo:text-align="justify" style:justify-single-word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/>
    </style:style>
    <style:style style:name="ListLabel_20_29" style:display-name="ListLabel 29" style:family="text">
      <style:text-properties style:text-underline-style="none" fo:font-weight="bold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12.06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a" style:num-letter-sync="true" text:start-value="3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12.06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17-06-01T15:36:43.487504445</dc:date>
    <meta:editing-duration>P0D</meta:editing-duration>
    <meta:editing-cycles>1</meta:editing-cycles>
    <meta:document-statistic meta:table-count="0" meta:image-count="22" meta:object-count="0" meta:page-count="5" meta:paragraph-count="96" meta:word-count="848" meta:character-count="4960" meta:non-whitespace-character-count="4193"/>
  </office:meta>
</office:document-meta>
</file>